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ijn_20_stijl">
      <style:text-properties officeooo:rsid="00027bf9" officeooo:paragraph-rsid="00027bf9"/>
    </style:style>
    <style:style style:name="P2" style:family="paragraph" style:parent-style-name="Mijn_20_stijl">
      <style:text-properties officeooo:rsid="00027bf9" officeooo:paragraph-rsid="00027bf9"/>
    </style:style>
    <style:style style:name="P3" style:family="paragraph" style:parent-style-name="Mijn_20_stijl">
      <style:text-properties officeooo:rsid="00035452" officeooo:paragraph-rsid="00035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ragen bij module 3.</text:p>
      <text:p text:style-name="P1"/>
      <text:p text:style-name="P1">1. Kijkend naar de code van module opgave 3. Heb jij het idee dat ik de concepten: if, else, setup, draw en events begrijp?</text:p>
      <text:p text:style-name="P1"/>
      <text:p text:style-name="P3">2. Hoe implementeer ik de Enter featu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ijn_20_stijl" style:display-name="Mijn stijl" style:family="paragraph" style:parent-style-name="Standard">
      <style:text-properties style:font-name="Arial" fo:font-family="Arial" style:font-family-generic="swiss" style:font-pitch="variable" fo:language="nl" fo:country="N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10T11:21:20.026000000</dc:date>
    <meta:editing-duration>PT2M23S</meta:editing-duration>
    <meta:editing-cycles>3</meta:editing-cycles>
    <meta:document-statistic meta:table-count="0" meta:image-count="0" meta:object-count="0" meta:page-count="1" meta:paragraph-count="3" meta:word-count="35" meta:character-count="183" meta:non-whitespace-character-count="151"/>
  </office:meta>
</office:document-meta>
</file>